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5a096" officeooo:paragraph-rsid="0015a096"/>
    </style:style>
    <style:style style:name="P2" style:family="paragraph" style:parent-style-name="Text_20_body" style:list-style-name="L1">
      <style:text-properties fo:font-weight="normal" officeooo:rsid="001a19da" officeooo:paragraph-rsid="001a19da" style:font-weight-asian="normal" style:font-weight-complex="normal"/>
    </style:style>
    <style:style style:name="P3" style:family="paragraph" style:parent-style-name="Text_20_body">
      <style:text-properties fo:font-weight="normal" officeooo:rsid="001a19da" officeooo:paragraph-rsid="001a19da" style:font-weight-asian="normal" style:font-weight-complex="normal"/>
    </style:style>
    <style:style style:name="P4" style:family="paragraph" style:parent-style-name="Text_20_body">
      <style:text-properties officeooo:paragraph-rsid="001e9cae"/>
    </style:style>
    <style:style style:name="P5" style:family="paragraph" style:parent-style-name="Title">
      <style:text-properties officeooo:rsid="00135d76" officeooo:paragraph-rsid="00135d76"/>
    </style:style>
    <style:style style:name="P6" style:family="paragraph" style:parent-style-name="Subtitle">
      <style:text-properties officeooo:paragraph-rsid="00135d76"/>
    </style:style>
    <style:style style:name="P7" style:family="paragraph" style:parent-style-name="Header">
      <style:text-properties style:font-name="Liberation Sans" fo:font-weight="bold" officeooo:rsid="00135d76" officeooo:paragraph-rsid="00135d76" style:font-weight-asian="bold" style:font-weight-complex="bold"/>
    </style:style>
    <style:style style:name="P8" style:family="paragraph" style:parent-style-name="Heading_20_1">
      <style:paragraph-properties fo:break-before="page"/>
      <style:text-properties officeooo:rsid="0015a096" officeooo:paragraph-rsid="0015a096"/>
    </style:style>
    <style:style style:name="P9" style:family="paragraph" style:parent-style-name="Heading_20_1">
      <style:paragraph-properties fo:break-before="page"/>
      <style:text-properties officeooo:rsid="001e9cae" officeooo:paragraph-rsid="001e9cae"/>
    </style:style>
    <style:style style:name="T1" style:family="text">
      <style:text-properties officeooo:rsid="00135d7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08f6"/>
    </style:style>
    <style:style style:name="T4" style:family="text">
      <style:text-properties officeooo:rsid="001bcef3"/>
    </style:style>
    <style:style style:name="T5" style:family="text">
      <style:text-properties fo:font-weight="bold" officeooo:rsid="001c0cd5" style:font-weight-asian="bold" style:font-weight-complex="bold"/>
    </style:style>
    <style:style style:name="T6" style:family="text">
      <style:text-properties officeooo:rsid="001ea6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3DA – TP 02</text:p>
      <text:p text:style-name="P6"><text:span text:style-name="T1">D’un pendule implicite à la simulation d’un drap</text:span></text:p>
      <text:p text:style-name="Standard"/>
      <text:h text:style-name="P8" text:outline-level="1">Introduction</text:h>
      <text:p text:style-name="P1"><text:span text:style-name="T3">Lors du TP précédent</text:span>, nous avons observé le comportement d’un système de pendule modélisé grâce à une méthode explicite. <text:span text:style-name="T3">Pour ce TP-ci, nous allons partir de ce même système de pendule, mais cette fois-ci modélisé grâce à une méthode implicite. Le travail est en trois parties :</text:span></text:p>
      <text:list xml:id="list2600590098" text:style-name="L1">
        <text:list-item>
          <text:p text:style-name="P2"><text:span text:style-name="T5">Étape 1 : </text:span>Comparer la méthode implicite et la méthode explicite sur ce système de pendule</text:p>
        </text:list-item>
        <text:list-item>
          <text:p text:style-name="P2"><text:span text:style-name="T5">Étape 2 : </text:span>Modéliser un « drap » sur base du maillage avec ressorts utilisé pour le pendule implicite</text:p>
        </text:list-item>
        <text:list-item>
          <text:p text:style-name="P2"><text:span text:style-name="T5">Étape 3 : </text:span>Analyser <text:span text:style-name="T4">une modélisation de contact du drap avec un obstacle</text:span></text:p>
        </text:list-item>
      </text:list>
      <text:p text:style-name="P3"/>
      <text:h text:style-name="P9" text:outline-level="1"><text:span text:style-name="T6">Étape 1 : </text:span>Pendule implicite vs pendule explicite</text:h>
      <text:p text:style-name="P4"/>
      <text:h text:style-name="P9" text:outline-level="1">Étape 2 : Modélisation simple d’un drap</text:h>
      <text:p text:style-name="P4"/>
      <text:h text:style-name="P9" text:outline-level="1">Étape 3 : Modélisation des contacts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/>
      <style:paragraph-properties style:page-number="auto" fo:background-color="transparent"/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weight="bold" officeooo:rsid="00135d76" officeooo:paragraph-rsid="00135d76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BARCHID Sami<text:tab/><text:tab/><text:span text:style-name="MT1">Décembre 2019</text:span></text:p>
      </style:header>
      <style:footer>
        <text:p text:style-name="Footer">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1:42:29.697658413</meta:creation-date>
    <dc:date>2019-12-04T13:08:38.068390410</dc:date>
    <meta:editing-duration>PT25M52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5" meta:paragraph-count="12" meta:word-count="136" meta:character-count="765" meta:non-whitespace-character-count="640"/>
  </office:meta>
</office:document-meta>
</file>